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fo:font-weight="normal" style:font-weight-asian="normal" style:font-weight-complex="normal"/>
    </style:style>
    <style:style style:name="P2" style:family="paragraph" style:parent-style-name="Heading_20_2">
      <style:text-properties fo:font-weight="normal" style:font-weight-asian="normal" style:font-weight-complex="normal"/>
    </style:style>
    <style:style style:name="P3" style:family="paragraph" style:parent-style-name="Heading_20_2">
      <style:text-properties fo:font-size="18pt" fo:font-weight="normal" officeooo:rsid="0005a980" officeooo:paragraph-rsid="0005a980" style:font-size-asian="18pt" style:font-weight-asian="normal" style:font-size-complex="18pt" style:font-weight-complex="normal"/>
    </style:style>
    <style:style style:name="P4" style:family="paragraph" style:parent-style-name="Preformatted_20_Text" style:list-style-name="L1">
      <style:paragraph-properties fo:margin-top="0cm" fo:margin-bottom="0.499cm" style:contextual-spacing="false" style:writing-mode="lr-tb"/>
    </style:style>
    <style:style style:name="P5" style:family="paragraph" style:parent-style-name="Standard">
      <style:text-properties officeooo:rsid="0005a980" officeooo:paragraph-rsid="0005a980"/>
    </style:style>
    <style:style style:name="P6" style:family="paragraph" style:parent-style-name="Standard">
      <style:text-properties fo:font-size="18pt" officeooo:rsid="0005a980" officeooo:paragraph-rsid="0005a980" style:font-size-asian="18pt" style:font-size-complex="18pt"/>
    </style:style>
    <style:style style:name="P7" style:family="paragraph" style:parent-style-name="Standard">
      <style:text-properties fo:font-size="12pt" officeooo:rsid="0005a980" officeooo:paragraph-rsid="0005a980" style:font-size-asian="12pt" style:font-size-complex="12pt"/>
    </style:style>
    <style:style style:name="P8" style:family="paragraph" style:parent-style-name="Text_20_body">
      <style:text-properties officeooo:paragraph-rsid="0005a980"/>
    </style:style>
    <style:style style:name="P9" style:family="paragraph" style:parent-style-name="Text_20_body" style:list-style-name="L1"/>
    <style:style style:name="P10" style:family="paragraph" style:parent-style-name="Text_20_body" style:list-style-name="L1">
      <style:paragraph-properties fo:margin-top="0cm" fo:margin-bottom="0cm" style:contextual-spacing="false"/>
    </style:style>
    <style:style style:name="P11" style:family="paragraph" style:parent-style-name="Text_20_body" style:list-style-name="L2"/>
    <style:style style:name="P12" style:family="paragraph" style:parent-style-name="Text_20_body" style:list-style-name="L2">
      <style:paragraph-properties fo:margin-top="0cm" fo:margin-bottom="0cm" style:contextual-spacing="false"/>
    </style:style>
    <style:style style:name="P13" style:family="paragraph" style:parent-style-name="Text_20_body" style:list-style-name="L2">
      <style:paragraph-properties fo:margin-top="0cm" fo:margin-bottom="0cm" style:contextual-spacing="false"/>
      <style:text-properties fo:font-weight="normal" style:font-weight-asian="normal" style:font-weight-complex="normal"/>
    </style:style>
    <style:style style:name="T1" style:family="text">
      <style:text-properties officeooo:rsid="0005a98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05ffcb"/>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antonese Children's Presupposition Comprehension Analysis</text:h>
      <text:h text:style-name="P2" text:outline-level="2">Description</text:h>
      <text:p text:style-name="P8">This R script provides data visualizations for a dataset from Cheung et al. (2017) (https://osf.io/u2wsz/) on Cantonese-speaking children's understanding of presuppositions triggered by various grammatical configurations.<text:span text:style-name="T1"> These configurations include factive presuppositions, existential presuppositions, and those arising from lexical and structural factors. In addition to that, t</text:span>he dataset includes variables such as age, sex, Autism Spectrum Disorder (ASD) diagnosis, and accuracy in presupposition comprehension tests. This script explores relationships between these variables and the children’s comprehension rates through several visualizations.</text:p>
      <text:p text:style-name="P5"/>
      <text:p text:style-name="P6">Structure</text:p>
      <text:p text:style-name="P7">1. Visualization of the relationship between a child's age in months and her or his average correct response rate, broken down by children with and without an ASD diagnosis.</text:p>
      <text:p text:style-name="P7"/>
      <text:p text:style-name="P7">2. The same as 1, but also visualizing the difference between Existential and Factive presupposition types, omitting other presupposition types. </text:p>
      <text:p text:style-name="P7"/>
      <text:p text:style-name="P7">3. A visualization of the relationship among assigned sex, age, and correct response <text:s/>rate, only for children without an ASD diagnosis.</text:p>
      <text:p text:style-name="P7"/>
      <text:p text:style-name="P7">4. A visualization of the relationship between age and correct response rate, broken down by presupposition type including all types.</text:p>
      <text:p text:style-name="P7"/>
      <text:h text:style-name="P3" text:outline-level="2">Installation</text:h>
      <text:list xml:id="list3082058320" text:style-name="L1">
        <text:list-item>
          <text:p text:style-name="P9">Clone this repository:</text:p>
          <text:p text:style-name="P4"><text:span text:style-name="Source_20_Text">git clone</text:span><text:span text:style-name="Source_20_Text"><text:span text:style-name="T4"> https://github.com/lilalaser/R-for-Linguists</text:span></text:span></text:p>
        </text:list-item>
        <text:list-item>
          <text:p text:style-name="P10">Open the R script in RStudio or another R environment.</text:p>
        </text:list-item>
      </text:list>
      <text:h text:style-name="P2" text:outline-level="2">Usage</text:h>
      <text:list xml:id="list1206932090" text:style-name="L2">
        <text:list-item>
          <text:p text:style-name="P11"><text:span text:style-name="Strong_20_Emphasis"><text:span text:style-name="T3">Load the Data</text:span></text:span><text:span text:style-name="T3">:</text:span></text:p>
          <text:list>
            <text:list-item>
              <text:p text:style-name="P12"><text:span text:style-name="T3">Run the script and use </text:span><text:span text:style-name="Source_20_Text"><text:span text:style-name="T3">file.choose()</text:span></text:span><text:span text:style-name="T3"> to select the dataset </text:span><text:span text:style-name="Source_20_Text"><text:span text:style-name="T3">.csv</text:span></text:span><text:span text:style-name="T3"> file when prompted.</text:span></text:p>
            </text:list-item>
            <text:list-item>
              <text:p text:style-name="P13">The script will load and display basic summaries of the dataset.</text:p>
            </text:list-item>
          </text:list>
        </text:list-item>
        <text:list-item>
          <text:p text:style-name="P11"><text:span text:style-name="Strong_20_Emphasis"><text:span text:style-name="T3">Generate Visualizations</text:span></text:span><text:span text:style-name="T3">:</text:span></text:p>
          <text:list>
            <text:list-item>
              <text:p text:style-name="P13">The script includes multiple sections, each generating a specific visualization:</text:p>
              <text:list>
                <text:list-item>
                  <text:p text:style-name="P12"><text:span text:style-name="Strong_20_Emphasis"><text:span text:style-name="T3">Section 1</text:span></text:span><text:span text:style-name="T3">: Scatter plot of age vs. correct response rate, grouped by ASD status.</text:span></text:p>
                </text:list-item>
                <text:list-item>
                  <text:p text:style-name="P12"><text:soft-page-break/><text:span text:style-name="Strong_20_Emphasis"><text:span text:style-name="T3">Section 2</text:span></text:span><text:span text:style-name="T3">: Scatter plot of age vs. response rate, separated by existential and factive presupposition types.</text:span></text:p>
                </text:list-item>
                <text:list-item>
                  <text:p text:style-name="P12"><text:span text:style-name="Strong_20_Emphasis"><text:span text:style-name="T3">Section 3</text:span></text:span><text:span text:style-name="T3">: Scatter plot of age vs. response rate by assigned sex for typically developing children.</text:span></text:p>
                </text:list-item>
                <text:list-item>
                  <text:p text:style-name="P11"><text:span text:style-name="Strong_20_Emphasis"><text:span text:style-name="T3">Section 4</text:span></text:span><text:span text:style-name="T3">: Scatter plot of age vs. response rate across all presupposition types.</text:span></text:p>
                </text:list-item>
              </text:list>
            </text:list-item>
          </text:list>
        </text:list-item>
      </text:list>
      <text:h text:style-name="P3" text:outline-level="2">Contact</text:h>
      <text:p text:style-name="Text_20_body">For questions or contributions, please contact<text:span text:style-name="T4"> me through github. Thank you and enjoy ;)</text:span></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8:41:37.638258298</meta:creation-date>
    <dc:date>2024-11-09T19:00:26.489366729</dc:date>
    <meta:editing-duration>PT18M49S</meta:editing-duration>
    <meta:editing-cycles>4</meta:editing-cycles>
    <meta:generator>LibreOffice/7.3.7.2$Linux_X86_64 LibreOffice_project/30$Build-2</meta:generator>
    <meta:document-statistic meta:table-count="0" meta:image-count="0" meta:object-count="0" meta:page-count="2" meta:paragraph-count="24" meta:word-count="319" meta:character-count="2207" meta:non-whitespace-character-count="1921"/>
  </office:meta>
</office:document-meta>
</file>